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Preformatted_20_Text"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Text_20_body" style:list-style-name="L10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11">
      <style:paragraph-properties fo:margin-top="0in" fo:margin-bottom="0in"/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12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Text_20_body" style:list-style-name="L13">
      <style:paragraph-properties fo:margin-top="0in" fo:margin-bottom="0in"/>
    </style:style>
    <style:style style:name="P28" style:family="paragraph" style:parent-style-name="Text_20_body" style:list-style-name="L14">
      <style:paragraph-properties fo:margin-top="0in" fo:margin-bottom="0in"/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15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16">
      <style:paragraph-properties fo:margin-top="0in" fo:margin-bottom="0in"/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Text_20_body" style:list-style-name="L17">
      <style:paragraph-properties fo:margin-top="0in" fo:margin-bottom="0in"/>
    </style:style>
    <style:style style:name="P53" style:family="paragraph" style:parent-style-name="Text_20_body" style:list-style-name="L18">
      <style:paragraph-properties fo:margin-top="0in" fo:margin-bottom="0in"/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Text_20_body" style:list-style-name="L19">
      <style:paragraph-properties fo:margin-top="0in" fo:margin-bottom="0in"/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20">
      <style:paragraph-properties fo:margin-top="0in" fo:margin-bottom="0in"/>
    </style:style>
    <style:style style:name="P74" style:family="paragraph" style:parent-style-name="Text_20_body" style:list-style-name="L21">
      <style:paragraph-properties fo:margin-top="0in" fo:margin-bottom="0in"/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Text_20_body" style:list-style-name="L22">
      <style:paragraph-properties fo:margin-top="0in" fo:margin-bottom="0in"/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Text_20_body" style:list-style-name="L23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Text_20_body" style:list-style-name="L24">
      <style:paragraph-properties fo:margin-top="0in" fo:margin-bottom="0in"/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Text_20_body" style:list-style-name="L25">
      <style:paragraph-properties fo:margin-top="0in" fo:margin-bottom="0in"/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Text_20_body" style:list-style-name="L26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Text_20_body" style:list-style-name="L27">
      <style:paragraph-properties fo:margin-top="0in" fo:margin-bottom="0in"/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Text_20_body" style:list-style-name="L28">
      <style:paragraph-properties fo:margin-top="0in" fo:margin-bottom="0in"/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29">
      <style:paragraph-properties fo:margin-top="0in" fo:margin-bottom="0in"/>
    </style:style>
    <style:style style:name="P155" style:family="paragraph" style:parent-style-name="Text_20_body" style:list-style-name="L30">
      <style:paragraph-properties fo:margin-top="0in" fo:margin-bottom="0in"/>
    </style:style>
    <style:style style:name="P156" style:family="paragraph" style:parent-style-name="Text_20_body" style:list-style-name="L31">
      <style:paragraph-properties fo:margin-top="0in" fo:margin-bottom="0in"/>
    </style:style>
    <style:style style:name="P157" style:family="paragraph" style:parent-style-name="Text_20_body" style:list-style-name="L32">
      <style:paragraph-properties fo:margin-top="0in" fo:margin-bottom="0in"/>
    </style:style>
    <style:style style:name="P158" style:family="paragraph" style:parent-style-name="Text_20_body" style:list-style-name="L33">
      <style:paragraph-properties fo:margin-top="0in" fo:margin-bottom="0in"/>
    </style:style>
    <style:style style:name="P159" style:family="paragraph" style:parent-style-name="Text_20_body" style:list-style-name="L34">
      <style:paragraph-properties fo:margin-top="0in" fo:margin-bottom="0in"/>
    </style:style>
    <style:style style:name="P160" style:family="paragraph" style:parent-style-name="Text_20_body" style:list-style-name="L35">
      <style:paragraph-properties fo:margin-top="0in" fo:margin-bottom="0in"/>
    </style:style>
    <style:style style:name="P161" style:family="paragraph" style:parent-style-name="Text_20_body" style:list-style-name="L36">
      <style:paragraph-properties fo:margin-top="0in" fo:margin-bottom="0in"/>
    </style:style>
  </office:automatic-styles>
  <office:body>
    <office:text>
      <text:p text:style-name="Title">Less, un preprocesador CSS</text:p>
      <text:p text:style-name="Author">Adolfo Sanz De Diego</text:p>
      <text:p text:style-name="Date">Septiembre 2016</text:p>
      <text:h text:style-name="Heading_20_1" text:outline-level="1">El autor</text:h>
      <text:h text:style-name="Heading_20_2" text:outline-level="2">Adolfo Sanz De Diego</text:h>
      <text:list text:style-name="L1">
        <text:list-item>
          <text:p text:style-name="P1">Empecé <text:span text:style-name="T1">desarrollando</text:span><text:span text:style-name="T2"> </text:span><text:span text:style-name="T3">aplicaciones</text:span><text:span text:style-name="T4"> </text:span><text:span text:style-name="T5">web</text:span>, hasta que di el salto a la docencia.</text:p>
        </text:list-item>
        <text:list-item>
          <text:p text:style-name="P1">Actualmente soy <text:span text:style-name="T6">Asesor</text:span><text:span text:style-name="T7"> </text:span><text:span text:style-name="T8">Técnico</text:span><text:span text:style-name="T9"> </text:span><text:span text:style-name="T10">Docente</text:span> en el servicio TIC de la D.G de Infraestructuras y Servicios de la Consejería de Educación, Juventud y Deporte de la Comunidad de Madrid.</text:p>
        </text:list-item>
        <text:list-item>
          <text:p text:style-name="P1">Además colaboro como <text:span text:style-name="T11">formador</text:span><text:span text:style-name="T12"> </text:span><text:span text:style-name="T13">especializado</text:span><text:span text:style-name="T14"> </text:span><text:span text:style-name="T15">en</text:span><text:span text:style-name="T16"> </text:span><text:span text:style-name="T17">tecnologías</text:span><text:span text:style-name="T18"> </text:span><text:span text:style-name="T19">de</text:span><text:span text:style-name="T20"> </text:span><text:span text:style-name="T21">desarrollo</text:span>.</text:p>
        </text:list-item>
      </text:list>
      <text:h text:style-name="Heading_20_2" text:outline-level="2">Algunos proyectos</text:h>
      <text:list text:style-name="L2">
        <text:list-item>
          <text:p text:style-name="P2"><text:span text:style-name="T22">Hackathon</text:span><text:span text:style-name="T23"> </text:span><text:span text:style-name="T24">Lovers</text:span> <text:a xlink:type="simple" xlink:href="http://hackathonlovers.com" office:name=""><text:span text:style-name="Definition">http://hackathonlovers.com</text:span></text:a>: un grupo creado para emprendedores y desarrolladores amantes de los hackathones.</text:p>
        </text:list-item>
        <text:list-item>
          <text:p text:style-name="P2"><text:span text:style-name="T25">Password</text:span><text:span text:style-name="T26"> </text:span><text:span text:style-name="T27">Manager</text:span><text:span text:style-name="T28"> </text:span><text:span text:style-name="T29">Generator</text:span> <text:a xlink:type="simple" xlink:href="http://pasmangen.github.io" office:name=""><text:span text:style-name="Definition">http://pasmangen.github.io</text:span></text:a>: un gestor de contraseñas online.</text:p>
        </text:list-item>
        <text:list-item>
          <text:p text:style-name="P2"><text:span text:style-name="T30">MarkdownSlides</text:span> <text:a xlink:type="simple" xlink:href="https://github.com/asanzdiego/markdownslides" office:name=""><text:span text:style-name="Definition">https://github.com/asanzdiego/markdownslides</text:span></text:a>: un script para crear slides a partir de ficheros MD.</text:p>
        </text:list-item>
      </text:list>
      <text:h text:style-name="Heading_20_2" text:outline-level="2">¿Donde encontrarme?</text:h>
      <text:list text:style-name="L3">
        <text:list-item>
          <text:p text:style-name="P3">Mi nick: <text:span text:style-name="T31">asanzdiego</text:span></text:p>
          <text:list text:style-name="L4">
            <text:list-item>
              <text:p text:style-name="P4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4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4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4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4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4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¿Qué es?</text:h>
      <text:list text:style-name="L5">
        <text:list-item>
          <text:p text:style-name="P5">Less es un <text:span text:style-name="T32">pre-procesador</text:span><text:span text:style-name="T33"> </text:span><text:span text:style-name="T34">de</text:span><text:span text:style-name="T35"> </text:span><text:span text:style-name="T36">CSS</text:span>.</text:p>
        </text:list-item>
        <text:list-item>
          <text:p text:style-name="P5">Añade características como <text:span text:style-name="T37">variables,</text:span><text:span text:style-name="T38"> </text:span><text:span text:style-name="T39">mixins,</text:span><text:span text:style-name="T40"> </text:span><text:span text:style-name="T41">funciones,</text:span><text:span text:style-name="T42"> </text:span><text:span text:style-name="T43">etc</text:span>.</text:p>
        </text:list-item>
      </text:list>
      <text:h text:style-name="Heading_20_2" text:outline-level="2">Ventajas</text:h>
      <text:list text:style-name="L6">
        <text:list-item>
          <text:p text:style-name="P6">El CSS es así <text:span text:style-name="T44">más</text:span><text:span text:style-name="T45"> </text:span><text:span text:style-name="T46">fácil</text:span><text:span text:style-name="T47"> </text:span><text:span text:style-name="T48">de</text:span><text:span text:style-name="T49"> </text:span><text:span text:style-name="T50">mantener,</text:span><text:span text:style-name="T51"> </text:span><text:span text:style-name="T52">personalizable</text:span><text:span text:style-name="T53"> </text:span><text:span text:style-name="T54">y</text:span><text:span text:style-name="T55"> </text:span><text:span text:style-name="T56">extensible</text:span>.</text:p>
        </text:list-item>
        <text:list-item>
          <text:p text:style-name="P6">Less tiene una <text:span text:style-name="T57">sintaxis</text:span><text:span text:style-name="T58"> </text:span><text:span text:style-name="T59">parecida</text:span><text:span text:style-name="T60"> </text:span><text:span text:style-name="T61">a</text:span><text:span text:style-name="T62"> </text:span><text:span text:style-name="T63">CSS</text:span>.</text:p>
        </text:list-item>
      </text:list>
      <text:h text:style-name="Heading_20_2" text:outline-level="2">Características</text:h>
      <text:list text:style-name="L7">
        <text:list-item>
          <text:p text:style-name="P7">Less se puede ejecutar <text:span text:style-name="T64">desde</text:span><text:span text:style-name="T65"> </text:span><text:span text:style-name="T66">NodeJS,</text:span><text:span text:style-name="T67"> </text:span><text:span text:style-name="T68">desde</text:span><text:span text:style-name="T69"> </text:span><text:span text:style-name="T70">un</text:span><text:span text:style-name="T71"> </text:span><text:span text:style-name="T72">navegador,</text:span><text:span text:style-name="T73"> </text:span><text:span text:style-name="T74">o</text:span><text:span text:style-name="T75"> </text:span><text:span text:style-name="T76">desde</text:span><text:span text:style-name="T77"> </text:span><text:span text:style-name="T78">Rhino</text:span>.</text:p>
        </text:list-item>
        <text:list-item>
          <text:p text:style-name="P7">Además <text:span text:style-name="T79">existen</text:span><text:span text:style-name="T80"> </text:span><text:span text:style-name="T81">muchas</text:span><text:span text:style-name="T82"> </text:span><text:span text:style-name="T83">herramientas</text:span> que permiten compilar los archivos y ver los cambios en caliente.</text:p>
        </text:list-item>
        <text:list-item>
          <text:p text:style-name="P7">Es el preprocesador que usa Bootstrap 3.0.</text:p>
        </text:list-item>
      </text:list>
      <text:h text:style-name="Heading_20_1" text:outline-level="1">Usando Less</text:h>
      <text:h text:style-name="Heading_20_2" text:outline-level="2">Instalación</text:h>
      <text:list text:style-name="L8">
        <text:list-item>
          <text:p text:style-name="P8">La forma más sencilla de instalar Less, es <text:span text:style-name="T84">a</text:span><text:span text:style-name="T85"> </text:span><text:span text:style-name="T86">través</text:span><text:span text:style-name="T87"> </text:span><text:span text:style-name="T88">de</text:span><text:span text:style-name="T89"> </text:span><text:span text:style-name="T90">npm</text:span>, el gestor de paquetes de NodeJS:</text:p>
        </text:list-item>
      </text:list>
      <text:p text:style-name="P9">$ npm install -g less</text:p>
      <text:h text:style-name="Heading_20_2" text:outline-level="2">Línea de comandos</text:h>
      <text:list text:style-name="L9">
        <text:list-item>
          <text:p text:style-name="P10">Una vez instalado, se puede compilar desde la línea de comandos:</text:p>
        </text:list-item>
      </text:list>
      <text:p text:style-name="P11">$ lessc styles.less &gt; styles.css</text:p>
      <text:h text:style-name="Heading_20_2" text:outline-level="2">Desde el navegador</text:h>
      <text:list text:style-name="L10">
        <text:list-item>
          <text:p text:style-name="P12">Es la forma más fácil para empezar, pero <text:span text:style-name="T91">no</text:span><text:span text:style-name="T92"> </text:span><text:span text:style-name="T93">es</text:span><text:span text:style-name="T94"> </text:span><text:span text:style-name="T95">recomendable</text:span><text:span text:style-name="T96"> </text:span><text:span text:style-name="T97">usarlo</text:span><text:span text:style-name="T98"> </text:span><text:span text:style-name="T99">así</text:span><text:span text:style-name="T100"> </text:span><text:span text:style-name="T101">en</text:span><text:span text:style-name="T102"> </text:span><text:span text:style-name="T103">producción</text:span>.</text:p>
        </text:list-item>
        <text:list-item>
          <text:p text:style-name="P12">Descargar: <text:a xlink:type="simple" xlink:href="https://github.com/less/less.js/archive/master.zip" office:name=""><text:span text:style-name="Definition">https://github.com/less/less.js/archive/master.zip</text:span></text:a></text:p>
        </text:list-item>
        <text:list-item>
          <text:p text:style-name="P12">Enlazar tu archivo less que quieras precompilar, y luego el js de less:</text:p>
        </text:list-item>
      </text:list>
      <text:p text:style-name="P13">&lt;link rel="stylesheet/less" type="text/css" href="styles.less" /&gt;</text:p>
      <text:p text:style-name="P14"/>
      <text:p text:style-name="P15">&lt;script src="less.js" type="text/javascript"&gt;&lt;/script&gt;</text:p>
      <text:h text:style-name="Heading_20_1" text:outline-level="1">Características</text:h>
      <text:h text:style-name="Heading_20_2" text:outline-level="2">Variables</text:h>
      <text:list text:style-name="L11">
        <text:list-item>
          <text:p text:style-name="P16">El siguiente código:</text:p>
        </text:list-item>
      </text:list>
      <text:p text:style-name="P17">@nice-blue: #5B83AD;</text:p>
      <text:p text:style-name="P18">@light-blue: @nice-blue + #111;</text:p>
      <text:p text:style-name="P19"/>
      <text:p text:style-name="P20">#header {</text:p>
      <text:p text:style-name="P21"><text:s text:c="2"/>color: @light-blue;</text:p>
      <text:p text:style-name="P22">}</text:p>
      <text:list text:style-name="L12">
        <text:list-item>
          <text:p text:style-name="P23">Les compila a:</text:p>
        </text:list-item>
      </text:list>
      <text:p text:style-name="P24">#header {</text:p>
      <text:p text:style-name="P25"><text:s text:c="2"/>color: #6c94be;</text:p>
      <text:p text:style-name="P26">}</text:p>
      <text:list text:style-name="L13">
        <text:list-item>
          <text:p text:style-name="P27">Nota: las variables <text:span text:style-name="T104">son</text:span><text:span text:style-name="T105"> </text:span><text:span text:style-name="T106">en</text:span><text:span text:style-name="T107"> </text:span><text:span text:style-name="T108">realidad</text:span><text:span text:style-name="T109"> </text:span><text:span text:style-name="T110">"constantes"</text:span><text:span text:style-name="T111"> </text:span><text:span text:style-name="T112">ya</text:span><text:span text:style-name="T113"> </text:span><text:span text:style-name="T114">que</text:span><text:span text:style-name="T115"> </text:span><text:span text:style-name="T116">sólo</text:span><text:span text:style-name="T117"> </text:span><text:span text:style-name="T118">pueden</text:span><text:span text:style-name="T119"> </text:span><text:span text:style-name="T120">ser</text:span><text:span text:style-name="T121"> </text:span><text:span text:style-name="T122">definidas</text:span><text:span text:style-name="T123"> </text:span><text:span text:style-name="T124">una</text:span><text:span text:style-name="T125"> </text:span><text:span text:style-name="T126">vez</text:span>.</text:p>
        </text:list-item>
      </text:list>
      <text:h text:style-name="Heading_20_2" text:outline-level="2">Extend</text:h>
      <text:list text:style-name="L14">
        <text:list-item>
          <text:p text:style-name="P28">Son una forma de <text:span text:style-name="T127">herencia</text:span>:</text:p>
        </text:list-item>
      </text:list>
      <text:p text:style-name="P29">.animal {</text:p>
      <text:p text:style-name="P30"><text:s text:c="2"/>background-color: black;</text:p>
      <text:p text:style-name="P31"><text:s text:c="2"/>color: white;</text:p>
      <text:p text:style-name="P32">}</text:p>
      <text:p text:style-name="P33">.bear {</text:p>
      <text:p text:style-name="P34"><text:s text:c="2"/>&amp;:extend(.animal);</text:p>
      <text:p text:style-name="P35"><text:s text:c="2"/>background-color: brown;</text:p>
      <text:p text:style-name="P36">}</text:p>
      <text:h text:style-name="Heading_20_2" text:outline-level="2">Mixins</text:h>
      <text:list text:style-name="L15">
        <text:list-item>
          <text:p text:style-name="P37">Los Mixins son una forma de <text:span text:style-name="T128">reutilizar</text:span><text:span text:style-name="T129"> </text:span><text:span text:style-name="T130">propiedades</text:span><text:span text:style-name="T131"> </text:span><text:span text:style-name="T132">ya</text:span><text:span text:style-name="T133"> </text:span><text:span text:style-name="T134">definidas</text:span>:</text:p>
        </text:list-item>
        <text:list-item>
          <text:p text:style-name="P37">Imaginemos la clase .bordered:</text:p>
        </text:list-item>
      </text:list>
      <text:p text:style-name="P38">.bordered {</text:p>
      <text:p text:style-name="P39"><text:s text:c="2"/>border-top: dotted 1px black;</text:p>
      <text:p text:style-name="P40"><text:s text:c="2"/>border-bottom: solid 2px black;</text:p>
      <text:p text:style-name="P41">}</text:p>
      <text:list text:style-name="L16">
        <text:list-item>
          <text:p text:style-name="P42">Lo podemos usar así:</text:p>
        </text:list-item>
      </text:list>
      <text:p text:style-name="P43">#menu a {</text:p>
      <text:p text:style-name="P44"><text:s text:c="2"/>color: #111;</text:p>
      <text:p text:style-name="P45"><text:s text:c="2"/>.bordered;</text:p>
      <text:p text:style-name="P46">}</text:p>
      <text:p text:style-name="P47"/>
      <text:p text:style-name="P48">.post a {</text:p>
      <text:p text:style-name="P49"><text:s text:c="2"/>color: red;</text:p>
      <text:p text:style-name="P50"><text:s text:c="2"/>.bordered;</text:p>
      <text:p text:style-name="P51">}</text:p>
      <text:list text:style-name="L17">
        <text:list-item>
          <text:p text:style-name="P52">Nota: <text:span text:style-name="T135">Además</text:span><text:span text:style-name="T136"> </text:span><text:span text:style-name="T137">de</text:span><text:span text:style-name="T138"> </text:span><text:span text:style-name="T139">clases,</text:span><text:span text:style-name="T140"> </text:span><text:span text:style-name="T141">también</text:span><text:span text:style-name="T142"> </text:span><text:span text:style-name="T143">se</text:span><text:span text:style-name="T144"> </text:span><text:span text:style-name="T145">pueden</text:span><text:span text:style-name="T146"> </text:span><text:span text:style-name="T147">utilizar</text:span><text:span text:style-name="T148"> </text:span><text:span text:style-name="T149">#ids</text:span><text:span text:style-name="T150"> </text:span><text:span text:style-name="T151">como</text:span><text:span text:style-name="T152"> </text:span><text:span text:style-name="T153">mixins</text:span>.</text:p>
        </text:list-item>
      </text:list>
      <text:h text:style-name="Heading_20_2" text:outline-level="2">Reglas anidadas</text:h>
      <text:list text:style-name="L18">
        <text:list-item>
          <text:p text:style-name="P53">Supongamos que tenemos el siguiente CSS:</text:p>
        </text:list-item>
      </text:list>
      <text:p text:style-name="P54">#header {</text:p>
      <text:p text:style-name="P55"><text:s text:c="2"/>color: black;</text:p>
      <text:p text:style-name="P56">}</text:p>
      <text:p text:style-name="P57">#header a {</text:p>
      <text:p text:style-name="P58"><text:s text:c="2"/>color: blue;</text:p>
      <text:p text:style-name="P59">}</text:p>
      <text:p text:style-name="P60">#header a:hover {</text:p>
      <text:p text:style-name="P61"><text:s text:c="2"/>color: red;</text:p>
      <text:p text:style-name="P62">}</text:p>
      <text:list text:style-name="L19">
        <text:list-item>
          <text:p text:style-name="P63">Pues con Less se puede escribir así:</text:p>
        </text:list-item>
      </text:list>
      <text:p text:style-name="P64">#header {</text:p>
      <text:p text:style-name="P65"><text:s text:c="2"/>color: black;</text:p>
      <text:p text:style-name="P66"><text:s text:c="2"/>a {</text:p>
      <text:p text:style-name="P67"><text:s text:c="4"/>color: blue;</text:p>
      <text:p text:style-name="P68"><text:s text:c="4"/>&amp;:hover {</text:p>
      <text:p text:style-name="P69"><text:s text:c="6"/>color: red;</text:p>
      <text:p text:style-name="P70"><text:s text:c="4"/>}</text:p>
      <text:p text:style-name="P71"><text:s text:c="2"/>}</text:p>
      <text:p text:style-name="P72">}</text:p>
      <text:list text:style-name="L20">
        <text:list-item>
          <text:p text:style-name="P73"><text:span text:style-name="T154">Se</text:span><text:span text:style-name="T155"> </text:span><text:span text:style-name="T156">pueden</text:span><text:span text:style-name="T157"> </text:span><text:span text:style-name="T158">usar</text:span><text:span text:style-name="T159"> </text:span><text:span text:style-name="T160">pseudo-elementos,</text:span><text:span text:style-name="T161"> </text:span><text:span text:style-name="T162">y</text:span><text:span text:style-name="T163"> </text:span><text:span text:style-name="T164">llamar</text:span><text:span text:style-name="T165"> </text:span><text:span text:style-name="T166">al</text:span><text:span text:style-name="T167"> </text:span><text:span text:style-name="T168">selector</text:span><text:span text:style-name="T169"> </text:span><text:span text:style-name="T170">padre</text:span><text:span text:style-name="T171"> </text:span><text:span text:style-name="T172">actual,</text:span><text:span text:style-name="T173"> </text:span><text:span text:style-name="T174">con</text:span><text:span text:style-name="T175"> </text:span><text:span text:style-name="T176">&amp;</text:span>:</text:p>
        </text:list-item>
      </text:list>
      <text:h text:style-name="Heading_20_2" text:outline-level="2">Medias Queries anidadas</text:h>
      <text:list text:style-name="L21">
        <text:list-item>
          <text:p text:style-name="P74">El siguiente código:</text:p>
        </text:list-item>
      </text:list>
      <text:p text:style-name="P75">@media screen {</text:p>
      <text:p text:style-name="P76"><text:s text:c="1"/>.screencolor { color: green; }</text:p>
      <text:p text:style-name="P77">}</text:p>
      <text:p text:style-name="P78">@media screen and (min-width: 768px) {</text:p>
      <text:p text:style-name="P79"><text:s text:c="1"/>.screencolor { color: red; }</text:p>
      <text:p text:style-name="P80">}</text:p>
      <text:p text:style-name="P81">@media tv {</text:p>
      <text:p text:style-name="P82"><text:s text:c="1"/>.screencolor { color: black; }</text:p>
      <text:p text:style-name="P83">}</text:p>
      <text:list text:style-name="L22">
        <text:list-item>
          <text:p text:style-name="P84">Se podría escribir:</text:p>
        </text:list-item>
      </text:list>
      <text:p text:style-name="P85">.screencolor{</text:p>
      <text:p text:style-name="P86"><text:s text:c="2"/>@media screen {</text:p>
      <text:p text:style-name="P87"><text:s text:c="4"/>color: green;</text:p>
      <text:p text:style-name="P88"><text:s text:c="4"/>@media (min-width:768px) {</text:p>
      <text:p text:style-name="P89"><text:s text:c="6"/>color: red;</text:p>
      <text:p text:style-name="P90"><text:s text:c="4"/>}</text:p>
      <text:p text:style-name="P91"><text:s text:c="2"/>}</text:p>
      <text:p text:style-name="P92"><text:s text:c="2"/>@media tv {</text:p>
      <text:p text:style-name="P93"><text:s text:c="4"/>color: black;</text:p>
      <text:p text:style-name="P94"><text:s text:c="2"/>}</text:p>
      <text:p text:style-name="P95">}</text:p>
      <text:h text:style-name="Heading_20_2" text:outline-level="2">Operaciones</text:h>
      <text:list text:style-name="L23">
        <text:list-item>
          <text:p text:style-name="P96">Less puede hacer operaciones con números, colores o variables.</text:p>
        </text:list-item>
        <text:list-item>
          <text:p text:style-name="P96">Además <text:span text:style-name="T177">sabe</text:span><text:span text:style-name="T178"> </text:span><text:span text:style-name="T179">diferenciar</text:span><text:span text:style-name="T180"> </text:span><text:span text:style-name="T181">cuando</text:span><text:span text:style-name="T182"> </text:span><text:span text:style-name="T183">es</text:span><text:span text:style-name="T184"> </text:span><text:span text:style-name="T185">un</text:span><text:span text:style-name="T186"> </text:span><text:span text:style-name="T187">número</text:span><text:span text:style-name="T188"> </text:span><text:span text:style-name="T189">o</text:span><text:span text:style-name="T190"> </text:span><text:span text:style-name="T191">un</text:span><text:span text:style-name="T192"> </text:span><text:span text:style-name="T193">color</text:span>.</text:p>
        </text:list-item>
      </text:list>
      <text:p text:style-name="P97">@base: 5%;</text:p>
      <text:p text:style-name="P98">@filler: @base * 2;</text:p>
      <text:p text:style-name="P99">@other: @base + @filler;</text:p>
      <text:p text:style-name="P100">@base-color: #888 / 4;</text:p>
      <text:p text:style-name="P101"/>
      <text:p text:style-name="P102">background-color: @base-color + #111;</text:p>
      <text:p text:style-name="P103">height: 100% / 2 + @other;</text:p>
      <text:h text:style-name="Heading_20_2" text:outline-level="2">Funciones</text:h>
      <text:list text:style-name="L24">
        <text:list-item>
          <text:p text:style-name="P104">Less dispone de una variedad de <text:span text:style-name="T194">funciones</text:span><text:span text:style-name="T195"> </text:span><text:span text:style-name="T196">matemáticas,</text:span><text:span text:style-name="T197"> </text:span><text:span text:style-name="T198">que</text:span><text:span text:style-name="T199"> </text:span><text:span text:style-name="T200">manipulan</text:span><text:span text:style-name="T201"> </text:span><text:span text:style-name="T202">cadenas,</text:span><text:span text:style-name="T203"> </text:span><text:span text:style-name="T204">y</text:span><text:span text:style-name="T205"> </text:span><text:span text:style-name="T206">que</text:span><text:span text:style-name="T207"> </text:span><text:span text:style-name="T208">transforman</text:span><text:span text:style-name="T209"> </text:span><text:span text:style-name="T210">los</text:span><text:span text:style-name="T211"> </text:span><text:span text:style-name="T212">colores</text:span>:</text:p>
        </text:list-item>
      </text:list>
      <text:p text:style-name="P105">@base: #f04615;</text:p>
      <text:p text:style-name="P106">@list: 200, 500, 1200;</text:p>
      <text:p text:style-name="P107"/>
      <text:p text:style-name="P108">.class {</text:p>
      <text:p text:style-name="P109"><text:s text:c="2"/>width: extract(@list, 3);</text:p>
      <text:p text:style-name="P110"><text:s text:c="2"/>color: saturate(@base, 5%);</text:p>
      <text:p text:style-name="P111"><text:s text:c="2"/>background-color:</text:p>
      <text:p text:style-name="P112"><text:s text:c="4"/>lighten(@base, 25%);</text:p>
      <text:p text:style-name="P113">}</text:p>
      <text:list text:style-name="L25">
        <text:list-item>
          <text:p text:style-name="P114">El código anterior compila a:</text:p>
        </text:list-item>
      </text:list>
      <text:p text:style-name="P115">.class {</text:p>
      <text:p text:style-name="P116"><text:s text:c="2"/>width: 1200;</text:p>
      <text:p text:style-name="P117"><text:s text:c="2"/>color: #f6430f;</text:p>
      <text:p text:style-name="P118"><text:s text:c="2"/>background-color: #f8a58d;</text:p>
      <text:p text:style-name="P119">}</text:p>
      <text:h text:style-name="Heading_20_2" text:outline-level="2">Namespaces</text:h>
      <text:list text:style-name="L26">
        <text:list-item>
          <text:p text:style-name="P120">A veces, podemos querer <text:span text:style-name="T213">agrupar</text:span><text:span text:style-name="T214"> </text:span><text:span text:style-name="T215">mixins</text:span>, por motivos de organización, o simplemente para encapsularlos.</text:p>
        </text:list-item>
        <text:list-item>
          <text:p text:style-name="P120">Veamos como podemos agrupar varios mixins:</text:p>
        </text:list-item>
      </text:list>
      <text:p text:style-name="P121">#bundle {</text:p>
      <text:p text:style-name="P122"><text:s text:c="2"/>.button {</text:p>
      <text:p text:style-name="P123"><text:s text:c="4"/>border: 1px solid black;</text:p>
      <text:p text:style-name="P124"><text:s text:c="4"/>background-color: grey;</text:p>
      <text:p text:style-name="P125"><text:s text:c="2"/>}</text:p>
      <text:p text:style-name="P126"><text:s text:c="2"/>.tab { ... }</text:p>
      <text:p text:style-name="P127"><text:s text:c="2"/>.citation { ... }</text:p>
      <text:p text:style-name="P128">}</text:p>
      <text:list text:style-name="L27">
        <text:list-item>
          <text:p text:style-name="P129">Ahora podemos utilizar el mixin .button que está en el namespace #bundle de esta forma:</text:p>
        </text:list-item>
      </text:list>
      <text:p text:style-name="P130">#header a {</text:p>
      <text:p text:style-name="P131"><text:s text:c="2"/>color: orange;</text:p>
      <text:p text:style-name="P132"><text:s text:c="2"/>#bundle &gt; .button;</text:p>
      <text:p text:style-name="P133">}</text:p>
      <text:h text:style-name="Heading_20_2" text:outline-level="2">Scope</text:h>
      <text:list text:style-name="L28">
        <text:list-item>
          <text:p text:style-name="P134">Los <text:span text:style-name="T216">ámbitos</text:span><text:span text:style-name="T217"> </text:span><text:span text:style-name="T218">de</text:span><text:span text:style-name="T219"> </text:span><text:span text:style-name="T220">las</text:span><text:span text:style-name="T221"> </text:span><text:span text:style-name="T222">variables</text:span> en Less es muy similar a otros lenguajes:</text:p>
        </text:list-item>
      </text:list>
      <text:p text:style-name="P135">@var: red;</text:p>
      <text:p text:style-name="P136"/>
      <text:p text:style-name="P137">#page {</text:p>
      <text:p text:style-name="P138"><text:s text:c="2"/>@var: white;</text:p>
      <text:p text:style-name="P139"><text:s text:c="2"/>#header {</text:p>
      <text:p text:style-name="P140"><text:s text:c="4"/>color: @var; // white</text:p>
      <text:p text:style-name="P141"><text:s text:c="2"/>}</text:p>
      <text:p text:style-name="P142">}</text:p>
      <text:h text:style-name="Heading_20_2" text:outline-level="2">Imports</text:h>
      <text:p text:style-name="P143">// foo.less is imported</text:p>
      <text:p text:style-name="P144">@import "foo";</text:p>
      <text:p text:style-name="P145"/>
      <text:p text:style-name="P146">// foo.less is imported</text:p>
      <text:p text:style-name="P147">@import "foo.less";</text:p>
      <text:p text:style-name="P148"/>
      <text:p text:style-name="P149">// foo.php imported as a less file</text:p>
      <text:p text:style-name="P150">@import "foo.php";</text:p>
      <text:p text:style-name="P151"/>
      <text:p text:style-name="P152">// foo.css imported as a css file</text:p>
      <text:p text:style-name="P153">@import "foo.css";</text:p>
      <text:h text:style-name="Heading_20_1" text:outline-level="1">Acerca de</text:h>
      <text:h text:style-name="Heading_20_2" text:outline-level="2">Licencia</text:h>
      <text:list text:style-name="L29">
        <text:list-item>
          <text:p text:style-name="P154">Estas <text:span text:style-name="T223">transparencias</text:span> están hechas con:</text:p>
          <text:list text:style-name="L30">
            <text:list-item>
              <text:p text:style-name="P155">MarkdownSlides: 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  <text:list-item>
          <text:p text:style-name="P154">Estas <text:span text:style-name="T224">transparencias</text:span> están bajo una licencia Creative Commons Reconocimiento-CompartirIgual 3.0:</text:p>
          <text:list text:style-name="L31">
            <text:list-item>
              <text:p text:style-name="P156"><text:a xlink:type="simple" xlink:href="http://creativecommons.org/licenses/by-sa/3.0/es" office:name=""><text:span text:style-name="Definition">http://creativecommons.org/licenses/by-sa/3.0/es</text:span></text:a></text:p>
            </text:list-item>
          </text:list>
        </text:list-item>
      </text:list>
      <text:h text:style-name="Heading_20_2" text:outline-level="2">Fuentes</text:h>
      <text:list text:style-name="L32">
        <text:list-item>
          <text:p text:style-name="P157">Transparencias:</text:p>
          <text:list text:style-name="L33">
            <text:list-item>
              <text:p text:style-name="P158"><text:a xlink:type="simple" xlink:href="https://github.com/asanzdiego/curso-interfaces-web-2016/tree/master/04-preprocesadores-css/04.01-less/slides" office:name=""><text:span text:style-name="Definition">https://github.com/asanzdiego/curso-interfaces-web-2016/tree/master/04-preprocesadores-css/04.01-less/slides</text:span></text:a></text:p>
            </text:list-item>
          </text:list>
        </text:list-item>
        <text:list-item>
          <text:p text:style-name="P157">Ejercicios:</text:p>
          <text:list text:style-name="L34">
            <text:list-item>
              <text:p text:style-name="P159"><text:a xlink:type="simple" xlink:href="https://github.com/asanzdiego/curso-interfaces-web-2016/tree/master/04-preprocesadores-css/04.01-less/src" office:name=""><text:span text:style-name="Definition">https://github.com/asanzdiego/curso-interfaces-web-2016/tree/master/04-preprocesadores-css/04.01-less/src</text:span></text:a></text:p>
            </text:list-item>
          </text:list>
        </text:list-item>
      </text:list>
      <text:h text:style-name="Heading_20_2" text:outline-level="2">Bibliografía</text:h>
      <text:list text:style-name="L35">
        <text:list-item>
          <text:p text:style-name="P160">Documentación oficial de Less</text:p>
          <text:list text:style-name="L36">
            <text:list-item>
              <text:p text:style-name="P161"><text:a xlink:type="simple" xlink:href="http://lesscss.org" office:name=""><text:span text:style-name="Definition">http://lesscss.org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ss, un preprocesador CSS</dc:title>
  </office:meta>
</office:document-meta>
</file>